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size="11pt" style:font-size-asian="11pt" style:font-size-complex="11pt"/>
    </style:style>
    <style:style style:name="P2" style:family="paragraph" style:parent-style-name="Standard">
      <style:paragraph-properties fo:text-align="justify" style:justify-single-word="false"/>
      <style:text-properties fo:font-size="11pt" fo:font-weight="bold" style:font-size-asian="11pt" style:font-weight-asian="bold" style:font-size-complex="11pt"/>
    </style:style>
    <style:style style:name="P3" style:family="paragraph" style:parent-style-name="Standard">
      <style:paragraph-properties fo:text-align="justify" style:justify-single-word="false"/>
      <style:text-properties fo:font-size="11pt" fo:font-style="italic" style:font-size-asian="11pt" style:font-style-asian="italic" style:font-size-complex="11pt"/>
    </style:style>
    <style:style style:name="P4" style:family="paragraph" style:parent-style-name="Standard">
      <style:paragraph-properties fo:margin-left="0cm" fo:margin-right="0cm" fo:text-align="center" style:justify-single-word="false" fo:text-indent="1.588cm" style:auto-text-indent="false"/>
      <style:text-properties fo:font-weight="bold" style:font-weight-asian="bold"/>
    </style:style>
    <style:style style:name="P5" style:family="paragraph" style:parent-style-name="Standard">
      <style:paragraph-properties fo:margin-left="0cm" fo:margin-right="0cm" fo:text-align="center" style:justify-single-word="false" fo:text-indent="1.588cm" style:auto-text-indent="false"/>
      <style:text-properties fo:font-size="14pt" fo:font-weight="bold" style:font-size-asian="14pt" style:font-weight-asian="bold" style:font-size-complex="14pt"/>
    </style:style>
    <style:style style:name="P6" style:family="paragraph" style:parent-style-name="Standard">
      <style:paragraph-properties fo:margin-left="0cm" fo:margin-right="0cm" fo:text-align="justify" style:justify-single-word="false" fo:text-indent="1.588cm" style:auto-text-indent="false"/>
    </style:style>
    <style:style style:name="P7" style:family="paragraph" style:parent-style-name="Standard">
      <style:paragraph-properties fo:margin-left="0cm" fo:margin-right="0cm" fo:text-align="justify" style:justify-single-word="false" fo:text-indent="1.588cm" style:auto-text-indent="false"/>
      <style:text-properties fo:font-size="11pt" style:font-size-asian="11pt" style:font-size-complex="11pt"/>
    </style:style>
    <style:style style:name="P8" style:family="paragraph" style:parent-style-name="Standard">
      <style:paragraph-properties fo:margin-left="0cm" fo:margin-right="0cm" fo:text-align="center" style:justify-single-word="false" fo:text-indent="1.588cm" style:auto-text-indent="false"/>
      <style:text-properties fo:font-size="11pt" style:font-size-asian="11pt" style:font-size-complex="11pt"/>
    </style:style>
    <style:style style:name="P9" style:family="paragraph" style:parent-style-name="Standard">
      <style:paragraph-properties fo:margin-left="0cm" fo:margin-right="0cm" fo:text-align="center" style:justify-single-word="false" fo:text-indent="1.588cm" style:auto-text-indent="false"/>
      <style:text-properties fo:background-color="transparent"/>
    </style:style>
    <style:style style:name="P10" style:family="paragraph" style:parent-style-name="Standard">
      <style:paragraph-properties fo:margin-left="6.033cm" fo:margin-right="0cm" fo:text-align="justify" style:justify-single-word="false" fo:text-indent="1.588cm" style:auto-text-indent="false"/>
      <style:text-properties fo:font-size="11pt" fo:font-weight="bold" style:font-size-asian="11pt" style:font-weight-asian="bold" style:font-size-complex="11pt"/>
    </style:style>
    <style:style style:name="P11" style:family="paragraph" style:parent-style-name="Standard">
      <style:paragraph-properties fo:margin-left="0cm" fo:margin-right="0cm" fo:text-align="justify" style:justify-single-word="false" fo:text-indent="1.27cm" style:auto-text-indent="false"/>
    </style:style>
    <style:style style:name="P12" style:family="paragraph" style:parent-style-name="Standard">
      <style:paragraph-properties fo:margin-left="0cm" fo:margin-right="0cm" fo:text-align="justify" style:justify-single-word="false" fo:text-indent="1.27cm" style:auto-text-indent="false"/>
      <style:text-properties fo:font-size="11pt" fo:background-color="#ffff00" style:font-size-asian="11pt" style:font-size-complex="11pt"/>
    </style:style>
    <style:style style:name="P13" style:family="paragraph" style:parent-style-name="Standard">
      <style:paragraph-properties fo:margin-left="0cm" fo:margin-right="0cm" fo:text-align="justify" style:justify-single-word="false" fo:text-indent="1.27cm" style:auto-text-indent="false"/>
      <style:text-properties fo:font-size="11pt" style:font-size-asian="11pt" style:font-size-complex="11pt"/>
    </style:style>
    <style:style style:name="P14" style:family="paragraph" style:parent-style-name="Standard">
      <style:paragraph-properties fo:margin-left="2.223cm" fo:margin-right="0cm" fo:text-align="justify" style:justify-single-word="false" fo:text-indent="1.588cm" style:auto-text-indent="false"/>
    </style:style>
    <style:style style:name="P15" style:family="paragraph" style:parent-style-name="Standard">
      <style:paragraph-properties fo:margin-left="2.223cm" fo:margin-right="0cm" fo:text-align="justify" style:justify-single-word="false" fo:text-indent="1.588cm" style:auto-text-indent="false"/>
      <style:text-properties fo:font-size="11pt" fo:font-weight="bold" style:font-size-asian="11pt" style:font-weight-asian="bold" style:font-size-complex="11pt"/>
    </style:style>
    <style:style style:name="P16" style:family="paragraph" style:parent-style-name="Standard">
      <style:paragraph-properties fo:margin-left="3.493cm" fo:margin-right="0cm" fo:text-align="justify" style:justify-single-word="false" fo:text-indent="1.588cm" style:auto-text-indent="false"/>
    </style:style>
    <style:style style:name="P17" style:family="paragraph" style:parent-style-name="Standard">
      <style:paragraph-properties fo:margin-left="2.54cm" fo:margin-right="0cm" fo:text-align="justify" style:justify-single-word="false" fo:text-indent="1.27cm" style:auto-text-indent="false"/>
    </style:style>
    <style:style style:name="P18" style:family="paragraph" style:parent-style-name="Standard">
      <style:paragraph-properties fo:margin-left="3.81cm" fo:margin-right="0cm" fo:text-align="justify" style:justify-single-word="false" fo:text-indent="1.27cm" style:auto-text-indent="false"/>
    </style:style>
    <style:style style:name="P19" style:family="paragraph" style:parent-style-name="Standard">
      <style:paragraph-properties fo:margin-left="3.81cm" fo:margin-right="0cm" fo:text-align="justify" style:justify-single-word="false" fo:text-indent="1.27cm" style:auto-text-indent="false"/>
      <style:text-properties fo:font-size="11pt" fo:font-style="italic" style:font-size-asian="11pt" style:font-style-asian="italic" style:font-size-complex="11pt"/>
    </style:style>
    <style:style style:name="P20" style:family="paragraph" style:parent-style-name="Standard" style:master-page-name="Standard">
      <style:paragraph-properties fo:text-align="justify" style:justify-single-word="false" style:page-number="auto"/>
      <style:text-properties fo:font-size="11pt" style:font-size-asian="11pt" style:font-size-complex="11pt"/>
    </style:style>
    <style:style style:name="P21" style:family="paragraph" style:parent-style-name="Standard" style:list-style-name="WW8Num76">
      <style:paragraph-properties fo:margin-left="2cm" fo:margin-right="0cm" fo:text-indent="-0.635cm" style:auto-text-indent="false"/>
    </style:style>
    <style:style style:name="P22" style:family="paragraph" style:parent-style-name="Standard" style:list-style-name="WW8Num77">
      <style:paragraph-properties fo:margin-left="2cm" fo:margin-right="0cm" fo:text-indent="-0.635cm" style:auto-text-indent="false"/>
    </style:style>
    <style:style style:name="P23" style:family="paragraph" style:parent-style-name="Standard" style:list-style-name="WW8Num78">
      <style:paragraph-properties fo:margin-left="2cm" fo:margin-right="0cm" fo:text-indent="-0.635cm" style:auto-text-indent="false"/>
    </style:style>
    <style:style style:name="P24" style:family="paragraph" style:parent-style-name="Standard" style:list-style-name="WW8Num79">
      <style:paragraph-properties fo:margin-left="2cm" fo:margin-right="0cm" fo:text-indent="-0.635cm" style:auto-text-indent="false"/>
    </style:style>
    <style:style style:name="P25" style:family="paragraph" style:parent-style-name="Standard" style:list-style-name="WW8Num79">
      <style:paragraph-properties fo:margin-left="2cm" fo:margin-right="0cm" fo:text-indent="-0.635cm" style:auto-text-indent="false"/>
      <style:text-properties style:text-underline-style="none"/>
    </style:style>
    <style:style style:name="P26" style:family="paragraph" style:parent-style-name="Standard" style:list-style-name="L1">
      <style:paragraph-properties fo:margin-left="-0.423cm" fo:margin-right="0cm" fo:text-align="justify" style:justify-single-word="false" fo:text-indent="1.693cm" style:auto-text-indent="false">
        <style:tab-stops>
          <style:tab-stop style:position="0.873cm"/>
          <style:tab-stop style:position="0.979cm"/>
          <style:tab-stop style:position="1.349cm"/>
          <style:tab-stop style:position="2.011cm"/>
        </style:tab-stops>
      </style:paragraph-properties>
    </style:style>
    <style:style style:name="P27" style:family="paragraph" style:parent-style-name="Footer">
      <style:paragraph-properties fo:margin-left="0cm" fo:margin-right="0.635cm" fo:text-indent="0cm" style:auto-text-indent="false"/>
    </style:style>
    <style:style style:name="T1" style:family="text">
      <style:text-properties fo:font-weight="bold" fo:background-color="#ffff00" style:font-weight-asian="bold"/>
    </style:style>
    <style:style style:name="T2" style:family="text">
      <style:text-properties fo:font-weight="bold" style:font-weight-asian="bold"/>
    </style:style>
    <style:style style:name="T3" style:family="text">
      <style:text-properties fo:font-size="11pt" style:font-size-asian="11pt" style:font-size-complex="11pt"/>
    </style:style>
    <style:style style:name="T4" style:family="text">
      <style:text-properties fo:font-size="11pt" fo:background-color="#ffff00" style:font-size-asian="11pt" style:font-size-complex="11pt"/>
    </style:style>
    <style:style style:name="T5" style:family="text">
      <style:text-properties fo:font-size="11pt" fo:font-weight="bold" style:font-size-asian="11pt" style:font-weight-asian="bold" style:font-size-complex="11pt"/>
    </style:style>
    <style:style style:name="T6" style:family="text">
      <style:text-properties fo:font-size="11pt" fo:language="none" fo:country="none" style:font-size-asian="11pt" style:language-asian="none" style:country-asian="none" style:font-size-complex="11pt"/>
    </style:style>
    <style:style style:name="T7" style:family="text">
      <style:text-properties fo:font-size="11pt" fo:font-weight="normal" style:font-size-asian="11pt" style:font-weight-asian="normal" style:font-size-complex="11pt" style:font-weight-complex="normal"/>
    </style:style>
    <style:style style:name="T8" style:family="text">
      <style:text-properties fo:font-size="11pt" fo:background-color="transparent" style:font-size-asian="11pt" style:font-size-complex="11pt"/>
    </style:style>
    <style:style style:name="T9" style:family="text">
      <style:text-properties style:font-name="Tahoma" style:font-name-complex="Tahoma"/>
    </style:style>
    <style:style style:name="T10"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text:style-name="Numbering_20_Symbols" style:num-suffix="." style:num-format="1" text:start-value="8">
        <style:list-level-properties text:list-level-position-and-space-mode="label-alignment">
          <style:list-level-label-alignment text:label-followed-by="listtab" text:list-tab-stop-position="2.54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tab/><text:tab/></text:p>
      <text:p text:style-name="P9"><text:span text:style-name="T2">UAB „SkyMedia”</text:span></text:p>
      <text:p text:style-name="P5"/>
      <text:p text:style-name="P4">ĮSTATAI</text:p>
      <text:p text:style-name="P7"/>
      <text:p text:style-name="P10">I. BENDROJI DALIS</text:p>
      <text:p text:style-name="P2"/>
      <text:p text:style-name="P2"/>
      <text:p text:style-name="P11"><text:span text:style-name="T3">1. </text:span><text:span text:style-name="T8">UAB „SkyMedia”</text:span><text:span text:style-name="T3"> (toliau tekste - Bendrovė) yra įsteigta vadovaujantis Lietuvos Respublikos teisės aktais bei steigimo aktu. Bendrovė nuo įregistravimo dienos yra juridinis asmuo, turintis komercinį, ūkinį, organizacinį bei teisinį savarankiškumą.</text:span></text:p>
      <text:p text:style-name="P11"><text:span text:style-name="T3">2. Bendrovė yra ribotos turtinės atsakomybės juridinis asmuo ir pagal savo prievoles atsako tik savo turtu. Akcininkai pagal Bendrovės prievoles atsako tik ta suma, kurią privalo sumokėti už akcijas.</text:span></text:p>
      <text:p text:style-name="P11"><text:span text:style-name="T3">3. Savo veikloje Bendrovė vadovaujasi Lietuvos Respublikos Konstitucija, Lietuvos Respublikos civiliniu kodeksu, Lietuvos Respublikos akcinių bendrovių įstatymu, kitais teisės aktais bei šiais įstatais. Bendrovės teisinė forma yra uždaroji akcinė Bendrovė.</text:span></text:p>
      <text:p text:style-name="P11"><text:span text:style-name="T3">4. Bendrovės registracijos adresas ir buveinė: </text:span><text:span text:style-name="T4">Gatvė 00-00, Miestas,</text:span><text:span text:style-name="T3"> Li</text:span>etuvos Respublika<text:span text:style-name="T3">.</text:span></text:p>
      <text:p text:style-name="P11"><text:span text:style-name="T3">5. Bendrovė įsteigta neribotam laikui.</text:span></text:p>
      <text:p text:style-name="P11"><text:span text:style-name="T3">6. Bendrovės finansinai metai sutampa su kalendorinais metais.</text:span></text:p>
      <text:p text:style-name="P15"/>
      <text:p text:style-name="P14"><text:span text:style-name="T5">II. BENDROVĖS VEIKLOS TIKSLAI, VEIKLOS SRITYS</text:span></text:p>
      <text:p text:style-name="P1"/>
      <text:p text:style-name="P11"><text:span text:style-name="T3">7. Bendrovės veiklos tikslas yra įstatuose numatytos veiklos organizavimas ir pelno siekimas.</text:span></text:p>
      <text:list xml:id="list43674715" text:style-name="L1">
        <text:list-item>
          <text:list>
            <text:list-item>
              <text:list>
                <text:list-item>
                  <text:p text:style-name="P26"><text:span text:style-name="T3">Bendrovės veiklos sritys:</text:span></text:p>
                </text:list-item>
              </text:list>
            </text:list-item>
          </text:list>
        </text:list-item>
      </text:list>
      <text:list xml:id="list43704709" text:style-name="WW8Num76">
        <text:list-item>
          <text:p text:style-name="P21">kita programinės įrangos leidyba (EVRK 2 red., 58.29)</text:p>
        </text:list-item>
      </text:list>
      <text:list xml:id="list43693238" text:style-name="WW8Num77">
        <text:list-item>
          <text:p text:style-name="P22">kino filmų rodymas (EVRK 2 red., 59.14)</text:p>
        </text:list-item>
      </text:list>
      <text:list xml:id="list43676666" text:style-name="WW8Num78">
        <text:list-item>
          <text:p text:style-name="P23">kino filmų, vaizdo filmų ir televizijos programų gamyba (EVRK 2 red., 59.11)</text:p>
        </text:list-item>
      </text:list>
      <text:list xml:id="list43684566" text:style-name="WW8Num79">
        <text:list-item>
          <text:p text:style-name="P24">televizijos programų rengimas ir transliavimas (EVRK 2 red., 60.20)</text:p>
        </text:list-item>
        <text:list-item>
          <text:p text:style-name="P24">kompiuterių programavimo veikla (EVRK 2 red., 62.01)</text:p>
        </text:list-item>
        <text:list-item>
          <text:p text:style-name="P24">kompiuterių konsultacinė veikla (EVRK 2 red., 62.02)</text:p>
        </text:list-item>
        <text:list-item>
          <text:p text:style-name="P24">kompiuterinės įrangos tvarkyba (EVRK 2 red., 62.03)</text:p>
        </text:list-item>
        <text:list-item>
          <text:p text:style-name="P24">kita informacinių technologijų ir kompiuterių paslaugų veikla (EVRK 2 red., 62.09)</text:p>
        </text:list-item>
        <text:list-item>
          <text:p text:style-name="P24">duomenų apdorojimo, interneto serverių paslaugų (prieglobos) ir susijusi veikla (EVRK 2 red., 63.11)</text:p>
        </text:list-item>
        <text:list-item>
          <text:p text:style-name="P24">interneto vartų paslaugų veikla (EVRK 2 red., 63.12)</text:p>
        </text:list-item>
        <text:list-item>
          <text:p text:style-name="P24">kita, niekur kitur nepriskirta, informacinių paslaugų veikla (EVRK 2 red., 63.99)</text:p>
        </text:list-item>
        <text:list-item>
          <text:p text:style-name="P25">kita sportinė veikla (EVRK 2 red., 93.19) [mėgėjų turnyrų organizavimas]</text:p>
        </text:list-item>
        <text:list-item>
          <text:p text:style-name="P24">kita pramogų ir poilsio organizavimo veikla (EVRK 2 red., 93.29) [renginių organizavimas]</text:p>
        </text:list-item>
        <text:list-item>
          <text:p text:style-name="P24"><text:span text:style-name="T3">kitų niekur nepriskirtų narystės organizacijos veikla (EVRK 2 red., 94.99) [vartotojų asociacija]</text:span></text:p>
        </text:list-item>
        <text:list-item>
          <text:p text:style-name="P24"><text:span text:style-name="T3">reklamos agentūrų veikla (EVRK 2 red., 73.11)</text:span></text:p>
        </text:list-item>
        <text:list-item>
          <text:p text:style-name="P24"><text:span text:style-name="T3">naujienų agentūrų veikla (EVRK 2 red., 63.91)</text:span></text:p>
        </text:list-item>
        <text:list-item>
          <text:p text:style-name="P24"><text:span text:style-name="T3">kompiuterinių žaidimų leidyba (EVRK 2 red., 58.29)</text:span></text:p>
        </text:list-item>
      </text:list>
      <text:p text:style-name="P11"><text:span text:style-name="T3"><text:s text:c="5"/></text:span></text:p>
      <text:p text:style-name="P11"><text:span text:style-name="T6">8.1. Jeigu šiuose įstatuose nurodytai konkrečiai veiklos rūšiai yra reikalinga licencija arba leidimas, Bendrovė tokios rūšies veiklą ima vykdyti tik gavusi reikalingas licencijas (leidimus).</text:span></text:p>
      <text:p text:style-name="P11"><text:span text:style-name="T6">8.2. Bendrovė gali užsiimti ir kita, įstatuose nenurodyta veikla, jeigu tik ši veikla neprieštarauja Lietuvos Respublikos teritorijoje galiojančių teisės aktų nuostatoms. </text:span></text:p>
      <text:p text:style-name="P7"/>
      <text:p text:style-name="P6"><text:soft-page-break/><text:span text:style-name="T3"><text:s text:c="24"/></text:span><text:span text:style-name="T5">III. BENDROVĖS ĮSTATINIS KAPITALAS</text:span></text:p>
      <text:p text:style-name="P1"/>
      <text:p text:style-name="P11"><text:span text:style-name="T3">9. </text:span><text:span text:style-name="T4">Bendrovės įstatinis kapitalas yra 10 000 Lt (dešimt tūkstančių litų).</text:span></text:p>
      <text:p text:style-name="P11"><text:span text:style-name="T4">9.1. Bendrovės kapitalas yra padalintas į 100 (vieną šimtą) 100 Lt (šimto litų)</text:span><text:span text:style-name="T3"> nominalios vertės paprastųjų vardinių akcijų. Bendrovės akcijos yra nematerialios.</text:span></text:p>
      <text:p text:style-name="P13">10. Naujai išleistų akcijų įsigyjimo ir apmokėjimo tvarką nustato visuotinis akcininkų susirinkimas.</text:p>
      <text:p text:style-name="P11"><text:span text:style-name="T3">11. Bendrovės įstatinis kapitalas didinamas, jeigu visuotinis akcininkų susirinkimas ne mažiau nei kaip ¾ balsų dauguma nutaria išleisti naujas akcijas arba padidinti akcijų nominalią vertę, atitinkamai keičiant Bendrovės įstatus.</text:span></text:p>
      <text:p text:style-name="P11"><text:span text:style-name="T3">12. Įstatinis kapitalas laikomas pakeistu tik nustatyta tvarka įregistravus pakeistus Bendrovės įstatus.</text:span></text:p>
      <text:p text:style-name="P13">13. Per šešis mėnesius nuo visuotinio akcininkų susirinkimo, priėmusio sprendimą padidinti įstatinį kapitalą, pakeisti įstatai turi būti pateikti registro tvarkytojui. Pažeidus šį terminą, įnašai už pasirašytas akcijas jas pasirašiusio asmens rašytiniu reikalvimu privalo būti nedelsiant grąžinami be jokių atskaitymų.</text:p>
      <text:p text:style-name="P11"><text:span text:style-name="T3">14. Visuotinio akcininkų susirinkimo sprendimu įstatinis kapitalas gali būti didinamas iš Bendrovės lėšų: iš nepaskirstytojo pelno, akcijų priedų ar rezervų (išskyrus savų akcijų įsigyjimo ir privalomąjį rezervus) išleidžiant naujas akcijas, kurios nemokamai perduodamos akcininkams, arba padidinant anksčiau išleistųjų akcijų nominalias vertes.</text:span></text:p>
      <text:p text:style-name="P11"><text:span text:style-name="T3">15. Padidinti įstatinį kapitalą iš Bendrovės lėšų visuotinis akcininkų susirinkimas nutaria vadovaudamasis Bendrovės finasine atskaitomybe, sudaryta Lietuvos Respublikos teisės aktų nustatyta tvarka. Jeigu Bendrovės balanse įrašyti nuostoliai, įstatinį kapitalą galima didinti tik iš perkainojimo rezervo.</text:span></text:p>
      <text:p text:style-name="P11">16. Įstatinis kapitalas gali būti sumažintas visuotinio akcininkų susirinkimo sprendimu, priimtu ne mažiau nei ¾ balsų,Lietuvos Respublikos akcinių bendrovių įstatymo nustatyta tvarka, tačiau jis negali būti mažesnis nei 10 000 Lt (dešimt tūkstančių litų).</text:p>
      <text:p text:style-name="P11">16.1 Įstatinis kapitalas gali būti mažinamas tik šiems tikslams<text:span text:style-name="T9">:</text:span></text:p>
      <text:p text:style-name="P11"><text:span text:style-name="T3">16.1.1 vien tam, kad būtų panaikinti bendrovės balanse įrašyti nuostoliai;</text:span></text:p>
      <text:p text:style-name="P13">16.1.2 siekiant anuliuoti bendrovės įsigytas akcijas;</text:p>
      <text:p text:style-name="P13">16.1.3 siekiant akcininkams išmokėti bendrovės lėšų;</text:p>
      <text:p text:style-name="P11"><text:span text:style-name="T3">16.1.4 tam, kad būtų ištaisytos įstatinio kapitalo sudarymo ar didinimo metu padarytos klaidos.</text:span></text:p>
      <text:p text:style-name="P13">17. Įstatinis kapitalas gali būti mažinamas tik šiais būdais:</text:p>
      <text:p text:style-name="P11"><text:span text:style-name="T3">17.1 sumažinant akcijų nominalias vertes;</text:span></text:p>
      <text:p text:style-name="P13">17.2 anuliuojant akcijas.</text:p>
      <text:p text:style-name="P11"><text:span text:style-name="T3">18. Įstatinis kapitalas mažinamas sumažinant akcijų nominaliąją vertę ar anuliuojant akcijas.</text:span></text:p>
      <text:p text:style-name="P11"><text:span text:style-name="T3">19. Sprendimas dėl įstatinio kapitalo mažinimo kiekvienam iš Bendrovės akcininkų įteikiamas pasirašytinai arba registruotu laišku. Apie kapitalo mažinimą taip pat pranešama viešu skelbimu šių įstatų numatoma tvarka.</text:span></text:p>
      <text:p text:style-name="P11"><text:span text:style-name="T3">20. Mažindama įstatinį kapitalą Bendrovė privalo pateikti papildomus savo prievolių įvykdymo užtikrinimus kiekvienam to pareikalavusiam kreditoriui, išskyrus Lietuvos Respublikos teisės aktų numatomas išimtis.</text:span></text:p>
      <text:p text:style-name="P7"/>
      <text:p text:style-name="P6"><text:span text:style-name="T5"><text:s text:c="23"/>IV. BENDROVĖS AKCININKAI, JŲ TEISĖS IR PAREIGOS </text:span></text:p>
      <text:p text:style-name="P2"/>
      <text:p text:style-name="P11"><text:span text:style-name="T3">21. Bendrovės akcininkai yra fiziniai ar juridiniai asmuo, kurie nustatyta tvarka turi įsigyję bent vieną Bendrovės akciją.</text:span></text:p>
      <text:p text:style-name="P11"><text:span text:style-name="T3">22. Bendrovėje naudojamas akcijų apskaitos registro, kurį sudaro vertybinių popierių sąskaitos ir operacijų akcijomis, žurnalas. Visi įrašai akcijų apskaitos registre daromi atitinkamų dokumentų, patvirtinančių Bendrovės akcininkus ir jų turimų Bendrovės akcijų skaičių, rūšį ir klasę, pagrindu.</text:span></text:p>
      <text:p text:style-name="P11"><text:span text:style-name="T3">23. Akcininkai neturi jokių turtinių įsipareigojimų bendrovei, išskyrus įsipareigojimą nustatyta tvarka apmokėti visų pasirašytų akcijų emisijos kainą. Jeigu visuotinis akcininkų susirinkimas priima sprendimą padengti Bendrovės nuostolius papildomais įnašais, tai akcininkai balsavę “už’, privalo juos mokėti. Akcininkai, kurie nedalyvavo visuotiniame akcininkų susirinkime arba balsavo prieš tokį sprendimą, turi teisę papildomų įnašų nemokėti.</text:span></text:p>
      <text:p text:style-name="P11"><text:soft-page-break/><text:span text:style-name="T3">24. Akcija į dalis nedalijama. Jei viena akcija priklauso keliems savininkams, tai visi jos savininkai laikomi vienu akcininku. Akcininkui šiuo atveju atstovauja vienas iš akcijos savininkų pagal visų rašytinį įgaliojimą, patvirtintą notaro. Už akcininko prievoles akcijos savininkai atsako solidariai.</text:span></text:p>
      <text:p text:style-name="P11"><text:span text:style-name="T3">25. Kiekviena paprastoji vardinė 100 (šimto) litų vertės nominaliosios vertės akcija suteikia jos savininkui vieną balsą visuotiniame akcininkų susirinkime.</text:span></text:p>
      <text:p text:style-name="P11"><text:span text:style-name="T3">26. Kiekvienas Bendrovės akcininkas iki eilinio akcininkų susirinkimo dienos turi pranešti Bendrovės vadovui apie savo adreso pasikeitimą.</text:span></text:p>
      <text:p text:style-name="P11"><text:span text:style-name="T3">27. Bendrovės akcininkai turi šias turtines teises:</text:span></text:p>
      <text:p text:style-name="P11"><text:span text:style-name="T3">27.1 Gauti Bendrovės pelno dalį (dividendą);</text:span></text:p>
      <text:p text:style-name="P11"><text:span text:style-name="T3">27.2 Gauti likviduojamos Bendrovės turto dalį;</text:span></text:p>
      <text:p text:style-name="P11"><text:span text:style-name="T3">27.3 Nemokamai gauti akcijų, jei įstatinis kapitalas didinamas iš Bendrovės lėšų, išskyrus išimtis nustatomas Lietuvos Respublikos teisės aktų;</text:span></text:p>
      <text:p text:style-name="P11"><text:span text:style-name="T3">27.4 Pirmumo teise įsigyti Bendrovės išleidžiamų akcijų ar kitų vertybinių popierių, išskyrus atvejį, kai visuotinis akcininkų susirinkimas teisės aktų numatyta tvarka nusprendžia visiems akcininkams šią teisę atšaukti;</text:span></text:p>
      <text:p text:style-name="P13">27.5 Palikti testamentu visas arba dalį akcijų;</text:p>
      <text:p text:style-name="P13">27.6 Parduoti ar kitu būdu perduoti visas arba dalį akcijų kitiems asmenims;</text:p>
      <text:p text:style-name="P13">27.7 Pirmumo teise įsigyti kito akcininko parduodamas akcijas;</text:p>
      <text:p text:style-name="P13">27.8 Teisės aktų nustatyta tvarka skolinti bendrovei.</text:p>
      <text:p text:style-name="P11"><text:span text:style-name="T3">28. Akcininko sudaromi sandoriai dėl Bendrovės akcijų privalo neprieštarauti teisės aktų reikalavimams.</text:span></text:p>
      <text:p text:style-name="P11"><text:span text:style-name="T3">29. Bendrovės akcininkai turi šias neturtines teises:</text:span></text:p>
      <text:p text:style-name="P13">29.1 Dalyvauti visuotiniuose akcininkų susirinkimuose su sprendžiamuoju balsu, išskyrus teisės aktų numatytas išimtis;</text:p>
      <text:p text:style-name="P11"><text:span text:style-name="T3">29.2. Gauti apie Bendrovę informaciją. Ši informacija turi būti suteikta ne vėliau kaip per 7 dienas nuo atitinkamo rašytinio prašymo Bendrovės vadovui pateikimo;</text:span></text:p>
      <text:p text:style-name="P11"><text:span text:style-name="T3">29.3. Su informacija, teisės aktų nustatyta tvarka pripažinta Bendrovės komercine (gamybine) paslaptimi, turi teisę susipažinti tik Bendrovės akcininkai valdantys daugiau nei pusę visų Bendrovės akcijų, pateikę Bendrovei pasižadėjimą dėl šios informacijos neplatinimo. Ši informacija turi būti suteikta ne vėliau kaip per 7 dienas nuo atitinkamo rašytinio prašymo Bendrovės vadovui pateikimo.</text:span></text:p>
      <text:p text:style-name="P11"><text:span text:style-name="T3">29.4. Atsisakydama Bendrovės akcininkui suteikti prašomą informaciją, Bendrovė privalo pateikti šį sprendimą atspindintį rašytinį dokumentą. </text:span></text:p>
      <text:p text:style-name="P11"><text:span text:style-name="T3">30. Bendrovės akcininko neturtinės teisės taip pat apima akcininko teisę apskųsti Bendrovės valdymo organų sprendimus ir veiksmus teismui, jei šie sprendimai ar veiksmai pažeidžia teisės aktų, šių įstatų normas arba akcininko teises.</text:span></text:p>
      <text:p text:style-name="P11"><text:span text:style-name="T3">31. Bendrovės akcininkas turi ir kitas teisės aktų numatomas neturtines teises.</text:span></text:p>
      <text:p text:style-name="P7"/>
      <text:p text:style-name="P6"><text:span text:style-name="T5"><text:s text:c="45"/>V. PELNO PASKIRSTYMAS</text:span></text:p>
      <text:p text:style-name="P1"/>
      <text:p text:style-name="P11"><text:span text:style-name="T3">32. Bendrovė paskirsto pelną vadovaudamsi Lietuvos Respublikos teritorijoje galiojančių teisės aktų nuostatomis.</text:span></text:p>
      <text:p text:style-name="P7"><text:s text:c="9"/></text:p>
      <text:p text:style-name="P6"><text:span text:style-name="T3"><text:s text:c="47"/></text:span><text:span text:style-name="T5">VI. BENDROVĖS ORGANAI</text:span></text:p>
      <text:p text:style-name="P1"/>
      <text:p text:style-name="P11"><text:span text:style-name="T3">33. Visuotinis akcininkų susirinkimas yra aukščiausias Bendrovės organas. Visuotinis akcininkų susirinkimas turi šias išimtines teises:</text:span></text:p>
      <text:p text:style-name="P11"><text:span text:style-name="T3">33.1 Keisti Bendrovės įstatus, išskyrus teisės aktų numatomas išimtis;</text:span></text:p>
      <text:p text:style-name="P11"><text:span text:style-name="T3">33.2 Rinkti Bendrovės vadovą;</text:span></text:p>
      <text:p text:style-name="P11"><text:span text:style-name="T3">33.3 Atšaukti Bendrovės vadovą;</text:span></text:p>
      <text:p text:style-name="P11"><text:span text:style-name="T3">33.4 Rinkti ir atšaukti Bendrovės auditorių, nustatyti audito paslaugų apmokėjimo kainą;</text:span></text:p>
      <text:p text:style-name="P11"><text:span text:style-name="T3">33.5 Nustatyti Bendrovės išleidžiamų akcijų klasę, skaičių, nominalią vertę ir minimalią emisijos kainą;</text:span></text:p>
      <text:p text:style-name="P11"><text:soft-page-break/><text:span text:style-name="T3">33.6 Priimti sprendimą konvertuoti Bendrovės vienos klasės akcijas į kitos, tvirtinti akcijų konvertavimo tvarką;</text:span></text:p>
      <text:p text:style-name="P11"><text:span text:style-name="T3">33.7 Priimti sprendimą keisti uždarosios akcinės Bendrovės akcijų sertifikatus į akcijas;</text:span></text:p>
      <text:p text:style-name="P11"><text:span text:style-name="T3">33.8 Tvirtinti metinę finansinę atskaitomybę;</text:span></text:p>
      <text:p text:style-name="P13">33.9 Priimti sprendimą dėl pelno (nuostolių) paskirstymo;</text:p>
      <text:p text:style-name="P13">33.10 Priimti sprendimą dėl rezervų sudarymo, naudojimo, sumažinimo ir naikinimo;</text:p>
      <text:p text:style-name="P13">33.11 Priimti sprendimą išleisti konvertuojamąsias obligacijas;</text:p>
      <text:p text:style-name="P11"><text:span text:style-name="T3">33.12 Priimti sprendimą atšaukti visiems akcininkams pirmumo teisę įsigyti konkrečios emisijos Bendrovės akcijų ar konvertuojamųjų obligacijų;</text:span></text:p>
      <text:p text:style-name="P11"><text:span text:style-name="T3">33.13 Priimti sprendimą padidinti įstatinį kapitalą;</text:span></text:p>
      <text:p text:style-name="P11"><text:span text:style-name="T3">33.14 Priimti sprendimą sumažinti įstatinį kapitalą, išskyrus teisės aktų nustatytas išimtis;</text:span></text:p>
      <text:p text:style-name="P11"><text:span text:style-name="T3">33.15 Priimti sprendimą Bendrovei įsigyti savų akcijų;</text:span></text:p>
      <text:p text:style-name="P11"><text:span text:style-name="T3">33.16 Priimti sprendimą dėl Bendrovės reorganizavimo ar atskyrimo ir patvirtinti reorganizavimo ar atskyrimo sąlygas;</text:span></text:p>
      <text:p text:style-name="P11"><text:span text:style-name="T3">33.17 Priimti sprendimą pertvarkyti Bendrovę;</text:span></text:p>
      <text:p text:style-name="P11"><text:span text:style-name="T3">33.18 Priimti sprendimą restruktūrizuoti Bendrovę;</text:span></text:p>
      <text:p text:style-name="P11"><text:span text:style-name="T3">33.19 priimti sprendimą likviduoti Bendrovę, atšaukti Bendrovės likvidavimą, išskyrus teisės aktų nustatytas išimtis;</text:span></text:p>
      <text:p text:style-name="P11"><text:span text:style-name="T3">33.20 Rinkti ir atšaukti Bendrovės likvidatorių, išskyrus teisės aktų nustatytas išimtis.</text:span></text:p>
      <text:p text:style-name="P11"><text:span text:style-name="T3">34. Visuotinis akcininkų susirinkimas gali spręsti ir kitus LR Akcinių bendrovių įstatyme jo kompetencijai priskirtus klausimus, jei tai nepriskirta kitų Bendrovės organų kompetencijai ir jei pagal esmę tai nėra valdymo organų funkcijos.</text:span></text:p>
      <text:p text:style-name="P11"><text:span text:style-name="T3">35. Visuotinis akcininkų susirinkimas šaukiamas Bendrovės vadovo sprendimu.Visuotinis akcininkų susirinkimas privalo būti sušauktas jei to raštu pareikalauja akcininkai valdantys bent 1/10 visų Bendrovės akcijų. Susirinkimas privalo būti sušauktas per 40 dienų nuo atinkamos akcininkų paraiškos gavimo.</text:span></text:p>
      <text:p text:style-name="P13">36. Eilinis akcininkų susirinkimas šaukiamas ne vėliau nei 4 mėnesiai nuo finansinių metų pabaigos.</text:p>
      <text:p text:style-name="P11"><text:span text:style-name="T3">37. Neeilinis akcininkų susirinkimas gali būti sušauktas teisės aktų nustatyta tvarka ir pagrindais.</text:span></text:p>
      <text:p text:style-name="P11"><text:span text:style-name="T3">38. Visas Bendrovės akcijas valdant vieninteliam akcininkui, jo rašytinis sprendimas yra prilyginamas visuotinio akcininkų susirinkimo nutarimams.</text:span></text:p>
      <text:p text:style-name="P11"><text:span text:style-name="T3">39. Bendrovėje valdyba ir stebėtojų taryba nesudaroma.</text:span></text:p>
      <text:p text:style-name="P11"><text:span text:style-name="T3">40. Bendrovės vadovas (direktorius) yra vienasmenis Bendrovės valdymo organas.</text:span></text:p>
      <text:p text:style-name="P11"><text:span text:style-name="T3">41. Bendrovės vadovu gali būti tik fizinis asmuo, pagal teisės aktų nuostatas galintis eiti šias pareigas.</text:span></text:p>
      <text:p text:style-name="P11"><text:span text:style-name="T3">42. Bendrovės vadovą skiria ir atleidžia visuotinis akcininkų susirinkimas. Bendrovės vadovas pradeda eiti pareigas nuo jo išrinkimo, jeigu su juo sudarytoje sutartyje nenustatyta kitaip. Apie Bendrovės vadovo išrinkimą ar atšaukimą bei sutarties su juo pasibaigimą kitais pagrindais jį išrinkusio ar atšaukusio visuotinio akcininkų susirinkimo įgaliotas asmuo ne vėliau kaip per 5 dienas privalo pranešti juridinių asmenų registro tvarkytojui.</text:span></text:p>
      <text:p text:style-name="P11"><text:span text:style-name="T3">43. Su Bendrovės vadovu sudaroma darbo sutartis. Sutartį su Bendrovės vadovu Bendrovės vardu pasirašo visuotinio akcininkų susirinkimo įgaliotas asmuo. Su Bendrovės vadovu gali būti sudaryta jo visiškos materialinės atsakomybės sutartis. Visuotiniam akcininkų susirinkimui priėmus sprendimą atšaukti vadovą, su juo sudaryta darbo sutartis nutraukiama. </text:span><text:span text:style-name="Strong_20_Emphasis"><text:span text:style-name="T7">Darbo ginčai tarp Bendrovės vadovo ir Bendrovės nagrinėjami teisme.</text:span></text:span></text:p>
      <text:p text:style-name="P11"><text:span text:style-name="Strong_20_Emphasis"><text:span text:style-name="T7">44.</text:span></text:span><text:span text:style-name="T3"> Bendrovės vadovas savo veikloje vadovaujasi įstatymais, kitais teisės aktais, Bendrovės įstatais, visuotinio akcininkų susirinkimo sprendimais ir pareiginiais nuostatais.</text:span></text:p>
      <text:p text:style-name="P11"><text:span text:style-name="T3">45. Bendrovės vadovas organizuoja kasdieninę Bendrovės veiklą, priima į darbą ir atleidžia darbuotojus, sudaro ir nutraukia su jais darbo sutartis, skatina juos ir skiria nuobaudas.</text:span></text:p>
      <text:p text:style-name="P11"><text:span text:style-name="T3">46. Bendrovės vadovas nustato Bendrovėje taikomus turto nusidėvėjimo skaičiavimo normatyvus.</text:span></text:p>
      <text:p text:style-name="P11"><text:span text:style-name="T3">47. Bendrovės vadovas veikia Bendrovės vardu ir turi teisę vienvaldiškai sudaryti sandorius.</text:span></text:p>
      <text:p text:style-name="P11"><text:span text:style-name="T3">48. Bendrovės vadovas privalo saugoti Bendrovės komercines (gamybines) paslaptis, kurias sužinojo eidamas šias pareigas.</text:span></text:p>
      <text:p text:style-name="P11"><text:span text:style-name="T3">49. Bendrovės vadovas atsako už: </text:span></text:p>
      <text:p text:style-name="P11"><text:span text:style-name="T3">49.1 Bendrovės veiklos organizavimą bei jos tikslų įgyvendinimą;</text:span></text:p>
      <text:p text:style-name="P11"><text:soft-page-break/><text:span text:style-name="T3">49.2 Metinės finansinės atskaitomybės sudarymą ir Bendrovės metinio pranešimo parengimą;</text:span></text:p>
      <text:p text:style-name="P11"><text:span text:style-name="T3">49.3 Sutarties su audito įmone sudarymą, kai auditas atliekamas Lietuvos Respublikos teritorijoje <text:s/><text:line-break/>galiojančių teisės aktų numatomais pagrindais;</text:span></text:p>
      <text:p text:style-name="P11"><text:span text:style-name="T3">49.4 Bendrovės dokumentų ir duomenų pateikimą juridinių asmenų registro tvarkytojui;</text:span></text:p>
      <text:p text:style-name="P11"><text:span text:style-name="T3">49.5 Teisės aktų nustatytos informacijos viešą paskelbimą šiuose įstatuose nurodytame dienraštyje;</text:span></text:p>
      <text:p text:style-name="P11"><text:span text:style-name="T3">49.6 Informacijos pateikimą akcininkams;</text:span></text:p>
      <text:p text:style-name="P11"><text:span text:style-name="T3">49.7 Kitų teisės aktuose, taip pat Bendrovės įstatuose ir Bendrovės vadovo pareiginiuose nuostatuose nustatytų pareigų vykdymą.</text:span></text:p>
      <text:p text:style-name="P11"><text:span text:style-name="T3">49.8 Akcininkų nematerialių akcijų savininkų asmeninių vertybinių popierių sąskaitų tvarkymą Bendrovėje, išskyrus atvejus, kai nematerialių akcijų apskaita yra perduota sąskaitų tvarkytojams.</text:span></text:p>
      <text:p text:style-name="P11"><text:span text:style-name="T3">49.9 Už pranešimą juridinių asmenų registro tvarkytojui, kad visas Bendrovės akcijas įsigyja vienas asmuo arba Bendrovės visų akcijų savininkas perleidžia visas ar dalį Bendrovės akcijų kitiems asmenims, ne vėliau kaip per 5 dienas nuo atitinkamo pranešimo gavimo dienos.</text:span></text:p>
      <text:p text:style-name="P11"><text:span text:style-name="T3">49.10 Visų sutartyje su audito įmone nurodytam patikrinimui reikalingų Bendrovės dokumentų pateikimą auditoriui.</text:span></text:p>
      <text:p text:style-name="P11"><text:span text:style-name="T3">50. Bendrovės vadovas taip pat sprendžia kitus Bendrovės veiklos klausimus, jei šių klausimų sprendimui teisės aktai imperatyviai nenustato kitokios tvarkos.</text:span></text:p>
      <text:p text:style-name="P11"><text:span text:style-name="T3">51. Jei Bendrovės vadovas ar jo įgaliotas asmuo sudarė sandorį, viršijantį įprastinę komercinę riziką, ar atliko neteisėtus veiksmus ir tuo padarė Bendrovei žalos (įskaitant negautą pelną), Bendrovės akcininkai turi teisę teismine tvarka reikalauti, jog Bendrovės vadovas atlygintų Bendrovei padarytą žalą.</text:span></text:p>
      <text:p text:style-name="P7"/>
      <text:p text:style-name="P6"><text:span text:style-name="T3"><text:tab/><text:tab/><text:tab/></text:span><text:span text:style-name="T5">VII. BENDROVĖS FILIALAI IR ATSTOVYBĖS</text:span></text:p>
      <text:p text:style-name="P1"/>
      <text:p text:style-name="P11"><text:span text:style-name="T3">52. Bendrovė turi teisę steigti filialus ir atstovybes Lietuvos Respublikoje ir užsienio valstybėse.</text:span></text:p>
      <text:p text:style-name="P11"><text:span text:style-name="T3">53. Bendrovės filialai ir atstovybės steigiami ir jų veikla nutraukiama Bendrovės vadovo sprendimu. Bendrovės filialų skaičius neribojamas.</text:span></text:p>
      <text:p text:style-name="P11"><text:span text:style-name="T3">54. Bendrovės filialų ir atstovybių nuostatus tvirtina bei skiria ir atšaukia jų vadovus Bendrovės vadovas.</text:span></text:p>
      <text:p text:style-name="P11"><text:span text:style-name="T3">55. Bendrovės filialas nėra juridinis asmuo. Bendrovė atsako pagal filialo prievoles ir filialas atsako pagal Bendrovės prievoles. Bendrovės atstovybė nėra juridinis asmuo.</text:span></text:p>
      <text:p text:style-name="P13"/>
      <text:p text:style-name="P16"><text:span text:style-name="T5">VII. BENDROVĖS ĮSTATŲ KEITIMAS</text:span></text:p>
      <text:p text:style-name="P1"/>
      <text:p text:style-name="P11"><text:span text:style-name="T3">56. Bendrovės įstatai keičiami visuotinio akcininkų susirinkimo sprendimu, priimtu 2/3 susirinkime dalyvaujančių akcinininkų balsų dauguma.</text:span></text:p>
      <text:p text:style-name="P11"><text:span text:style-name="T3">57. Bendrovės įstatų pakeitimai įsigalioja juos įregistravus teisės aktų numatoma tvarka.</text:span></text:p>
      <text:p text:style-name="P7"/>
      <text:p text:style-name="P7"><text:s text:c="12"/></text:p>
      <text:p text:style-name="P14"><text:span text:style-name="T5">VIII. BENDROVĖS PRANEŠIMŲ SKELBIMO TVARKA</text:span></text:p>
      <text:p text:style-name="P2"/>
      <text:p text:style-name="P11"><text:span text:style-name="T3">58. Visi Bendrovės vieši pranešimai skelbiami dienraštyje </text:span><text:span text:style-name="T8">“Lietuvos rytas”.</text:span></text:p>
      <text:p text:style-name="P11"><text:span text:style-name="T3">59. Viešu pranešimu informuojama apie Bendrovės reorganizavimą, pertvarkymą ir likvidavimą. Pranešimo turinys formuluojamas vadovaujantis teisės aktų reiklavimais.</text:span></text:p>
      <text:p text:style-name="P11"><text:span text:style-name="T3">60.Viešu pranešimu teikiama ir kita Bendrovės veiklą liečianti informacija, jeigu tokią pareigą Bendrovei imperatyviai numato teisės aktai.</text:span></text:p>
      <text:p text:style-name="P11"><text:span text:style-name="T3">61. Apie visuotinį akcininkų susirinkimą Bendrovės akcininkams pranešama pasirašytinai arba registruotu laišku.</text:span></text:p>
      <text:p text:style-name="P7"><text:s text:c="29"/></text:p>
      <text:p text:style-name="P6"><text:span text:style-name="T3"><text:s text:c="32"/></text:span><text:span text:style-name="T5">IX. KITI ĮMONĖS VEIKLOS KLAUSIMAI</text:span></text:p>
      <text:p text:style-name="P1"/>
      <text:p text:style-name="P11"><text:span text:style-name="T3">62. Bendrovė reorganizuojama, pertvarkoma, likviduojama vadovaujantis Lietuvos Respublikos teritorijoje galiojančių teisės aktų nuostatomis.</text:span></text:p>
      <text:p text:style-name="P11"><text:soft-page-break/><text:span text:style-name="T3">63. Bendrovės veiklos klausimai, neaptarti šiuose įstatuos yra reglamentuojami Lietuvos Respublikos teritorijoje galiojančių teisės aktų numatyta tvarka.</text:span></text:p>
      <text:p text:style-name="P7"/>
      <text:p text:style-name="P8"><text:s/></text:p>
      <text:p text:style-name="P6"><text:span text:style-name="T3">Šie įstatai pasirašyti Vilniuje</text:span><text:span text:style-name="T4">, 2009 metų gegužės pirmą dieną.</text:span></text:p>
      <text:p text:style-name="P7"/>
      <text:p text:style-name="P7"/>
      <text:p text:style-name="P7"/>
      <text:p text:style-name="P1"/>
      <text:p text:style-name="P17"><text:span text:style-name="T3">________________________ <text:tab/><text:tab/><text:tab/><text:tab/></text:span><text:span text:style-name="T4">Vardas pavardė</text:span></text:p>
      <text:p text:style-name="P19">(parašas)</text:p>
      <text:p text:style-name="P18"/>
      <text:p text:style-name="P3"/>
      <text:p text:style-name="P17"><text:span text:style-name="T3">________________________ <text:tab/><text:tab/><text:tab/><text:tab/></text:span><text:span text:style-name="T4">Vardenė Pavardenė</text:span></text:p>
      <text:p text:style-name="P19">(parašas)<text:line-break/></text:p>
      <text:p text:style-name="P3"><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lt" fo:country="LT"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text-align="justify" style:justify-single-word="false"/>
      <style:text-properties fo:language="lt" fo:country="LT" style:font-size-complex="10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paragraph-properties fo:text-align="center" style:justify-single-word="false" fo:keep-with-next="always"/>
      <style:text-properties fo:language="lt" fo:country="LT" fo:font-weight="bold" style:font-weight-asian="bold" style:font-weight-complex="bold"/>
    </style:style>
    <style:style style:name="Heading_20_2" style:display-name="Heading 2" style:family="paragraph" style:parent-style-name="Standard" style:next-style-name="Standard" style:class="text">
      <style:paragraph-properties fo:margin-left="0cm" fo:margin-right="0cm" fo:text-align="center" style:justify-single-word="false" fo:text-indent="1.27cm" style:auto-text-indent="false" fo:keep-with-next="always"/>
      <style:text-properties fo:font-weight="bold" style:font-weight-asian="bold" style:font-weight-complex="bold"/>
    </style:style>
    <style:style style:name="Heading_20_3" style:display-name="Heading 3" style:family="paragraph" style:parent-style-name="Standard" style:next-style-name="Standard" style:class="text" style:default-outline-level="3">
      <style:paragraph-properties fo:text-align="center" style:justify-single-word="false" fo:keep-with-next="always"/>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style>
    <style:style style:name="Text_20_body_20_indent" style:display-name="Text body indent" style:family="paragraph" style:parent-style-name="Standard" style:class="text">
      <style:paragraph-properties fo:margin-left="0cm" fo:margin-right="0cm" fo:text-align="center" style:justify-single-word="false" fo:text-indent="1.27cm" style:auto-text-indent="false"/>
    </style:style>
    <style:style style:name="Body_20_Text_20_Indent_20_2" style:display-name="Body Text Indent 2" style:family="paragraph" style:parent-style-name="Standard">
      <style:paragraph-properties fo:margin-left="0cm" fo:margin-right="0cm" fo:text-align="justify" style:justify-single-word="false" fo:text-indent="1.27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Indent_20_3" style:display-name="Body Text Indent 3"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WW8Num2z0" style:family="text">
      <style:text-properties style:font-name="Symbol"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4400"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Numbering_20_Symbols" style:display-name="Numbering Symbols" style:family="text"/>
    <style:style style:name="WW8Num79z0" style:family="text">
      <style:text-properties style:font-name="Symbol1" style:font-name-complex="OpenSymbol"/>
    </style:style>
    <style:style style:name="WW8Num76z0" style:family="text">
      <style:text-properties style:font-name="Symbol1" style:font-name-complex="OpenSymbol"/>
    </style:style>
    <style:style style:name="WW8Num77z0" style:family="text">
      <style:text-properties style:font-name="Symbol1" style:font-name-complex="OpenSymbol"/>
    </style:style>
    <style:style style:name="WW8Num78z0" style:family="text">
      <style:text-properties style:font-name="Symbol1"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text:start-value="3">
        <style:list-level-properties text:list-level-position-and-space-mode="label-alignment">
          <style:list-level-label-alignment text:label-followed-by="listtab" text:list-tab-stop-position="2.54cm" fo:text-indent="-1.27cm" fo:margin-left="2.54cm"/>
        </style:list-level-properties>
      </text:outline-level-style>
      <text:outline-level-style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outline-level-style>
      <text:outline-level-style text:level="3" style:num-suffix="." style:num-format="I" text:start-value="3">
        <style:list-level-properties text:list-level-position-and-space-mode="label-alignment">
          <style:list-level-label-alignment text:label-followed-by="listtab" text:list-tab-stop-position="2.54cm" fo:text-indent="-1.27cm" fo:margin-left="2.54cm"/>
        </style:list-level-properties>
      </text:outline-level-style>
      <text:outline-level-style text:level="4" style:num-suffix="." style:num-format="1">
        <style:list-level-properties text:list-level-position-and-space-mode="label-alignment">
          <style:list-level-label-alignment text:label-followed-by="listtab" text:list-tab-stop-position="5.715cm" fo:text-indent="-0.635cm" fo:margin-left="5.715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outline-level-style>
      <text:outline-level-style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outline-level-style>
      <text:outline-level-style text:level="7" style:num-suffix="." style:num-format="1">
        <style:list-level-properties text:list-level-position-and-space-mode="label-alignment">
          <style:list-level-label-alignment text:label-followed-by="listtab" text:list-tab-stop-position="9.525cm" fo:text-indent="-0.635cm" fo:margin-left="9.525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I" text:start-value="11">
        <style:list-level-properties text:list-level-position-and-space-mode="label-alignment">
          <style:list-level-label-alignment text:label-followed-by="listtab" text:list-tab-stop-position="4.657cm" fo:text-indent="-1.27cm" fo:margin-left="4.65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6.562cm" fo:text-indent="-0.318cm" fo:margin-left="6.562cm"/>
        </style:list-level-properties>
      </text:list-level-style-number>
      <text:list-level-style-number text:level="4" style:num-suffix="." style:num-format="1">
        <style:list-level-properties text:list-level-position-and-space-mode="label-alignment">
          <style:list-level-label-alignment text:label-followed-by="listtab" text:list-tab-stop-position="7.832cm" fo:text-indent="-0.635cm" fo:margin-left="7.83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9.102cm" fo:text-indent="-0.635cm" fo:margin-left="9.10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0.372cm" fo:text-indent="-0.318cm" fo:margin-left="10.372cm"/>
        </style:list-level-properties>
      </text:list-level-style-number>
      <text:list-level-style-number text:level="7" style:num-suffix="." style:num-format="1">
        <style:list-level-properties text:list-level-position-and-space-mode="label-alignment">
          <style:list-level-label-alignment text:label-followed-by="listtab" text:list-tab-stop-position="11.642cm" fo:text-indent="-0.635cm" fo:margin-left="11.64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912cm" fo:text-indent="-0.635cm" fo:margin-left="12.91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4.182cm" fo:text-indent="-0.318cm" fo:margin-left="14.1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I" text:start-value="11">
        <style:list-level-properties text:list-level-position-and-space-mode="label-alignment">
          <style:list-level-label-alignment text:label-followed-by="listtab" text:list-tab-stop-position="4.551cm" fo:text-indent="-1.27cm" fo:margin-left="4.55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6.456cm" fo:text-indent="-0.318cm" fo:margin-left="6.456cm"/>
        </style:list-level-properties>
      </text:list-level-style-number>
      <text:list-level-style-number text:level="4"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0.266cm" fo:text-indent="-0.318cm" fo:margin-left="10.266cm"/>
        </style:list-level-properties>
      </text:list-level-style-number>
      <text:list-level-style-number text:level="7" style:num-suffix="." style:num-format="1">
        <style:list-level-properties text:list-level-position-and-space-mode="label-alignment">
          <style:list-level-label-alignment text:label-followed-by="listtab" text:list-tab-stop-position="11.536cm" fo:text-indent="-0.635cm" fo:margin-left="11.53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806cm" fo:text-indent="-0.635cm" fo:margin-left="12.80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4.076cm" fo:text-indent="-0.318cm" fo:margin-left="14.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I" text:start-value="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bullet text:level="1" text:style-name="WW8Num7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list-level-style-bullet text:level="1" text:style-name="WW8Num7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list-level-style-bullet text:level="1" text:style-name="WW8Num7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bullet text:level="1" text:style-name="WW8Num7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59cm" fo:page-height="27.94cm" style:num-format="1" style:print-orientation="portrait" fo:margin-top="2cm" fo:margin-bottom="1.251cm" fo:margin-left="3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cm" fo:margin-top="0.651cm" style:dynamic-spacing="true"/>
      </style:footer-style>
    </style:page-layout>
    <style:page-layout style:name="Mpm2">
      <style:page-layout-properties fo:page-width="21.59cm" fo:page-height="27.94cm" style:num-format="1" style:print-orientation="portrait" fo:margin-top="2cm" fo:margin-bottom="2cm" fo:margin-left="3cm" fo:margin-right="1.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draw:frame draw:style-name="Mfr1" draw:name="Frame1" text:anchor-type="paragraph" svg:y="0.002cm" fo:min-width="0cm" draw:z-index="0"><draw:text-box fo:min-height="0.37cm"><text:p text:style-name="Footer"><text:span text:style-name="Page_20_Number"><text:page-number text:select-page="current">6</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ko</meta:initial-creator>
    <meta:creation-date>2007-05-29T11:40:00</meta:creation-date>
    <dc:date>2009-04-03T00:21:59.65</dc:date>
    <meta:print-date>2007-04-06T12:48:00</meta:print-date>
    <meta:editing-cycles>5</meta:editing-cycles>
    <meta:editing-duration>PT00H09M00S</meta:editing-duration>
    <meta:document-statistic meta:table-count="0" meta:image-count="0" meta:object-count="0" meta:page-count="6" meta:paragraph-count="157" meta:word-count="2147" meta:character-count="17267"/>
    <meta:generator>OpenOffice.org/3.0$Win32 OpenOffice.org_project/300m15$Build-9379</meta:generator>
    <meta:user-defined meta:name="Info 1"/>
    <meta:user-defined meta:name="Info 2"/>
    <meta:user-defined meta:name="Info 3"/>
    <meta:user-defined meta:name="Info 4"/>
  </office:meta>
</office:document-meta>
</file>